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ContextAwareTag.doCatch(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AwareTag.doFin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AwareTag.doStartTa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questContextAwareTag.getReques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